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7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20cm" svg:height="7cm" svg:x="0cm" svg:y="6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4-09T19:28:01.280341819</dc:date>
    <meta:editing-duration>PT3H32M21S</meta:editing-duration>
    <meta:editing-cycles>11</meta:editing-cycles>
    <meta:generator>LibreOffice/6.1.4.2$Linux_X86_64 LibreOffice_project/10$Build-2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7.001cm" xlink:href="." xlink:type="simple" chart:class="chart:bar" chart:style-name="ch1">
        <chart:title svg:x="8.25cm" svg:y="0.276cm" chart:style-name="ch2">
          <text:p>Modified LOOCV</text:p>
        </chart:title>
        <chart:legend chart:legend-position="end" svg:x="16.918cm" svg:y="2.703cm" style:legend-expansion="high" chart:style-name="ch3"/>
        <chart:plot-area chart:style-name="ch4" chart:data-source-has-labels="both" svg:x="1.411cm" svg:y="1.195cm" svg:width="15.107cm" svg:height="4.685cm">
          <chartooo:coordinate-region svg:x="2.535cm" svg:y="1.394cm" svg:width="13.983cm" svg:height="3.839cm"/>
          <chart:axis chart:dimension="x" chart:name="primary-x" chart:style-name="ch5" chartooo:axis-type="auto">
            <chartooo:date-scale/>
            <chart:title svg:x="7.809cm" svg:y="6.02cm" chart:style-name="ch6">
              <text:p>test benchmark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4.242cm" chart:style-name="ch8">
              <text:p>accuracy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series chart:style-name="ch12" chart:values-cell-range-address="local-table.$D$2:.$D$11" chart:label-cell-address="local-table.$D$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per_model</text:p>
              </table:table-cell>
              <table:table-cell office:value-type="string">
                <text:p>svc</text:p>
              </table:table-cell>
              <table:table-cell office:value-type="string">
                <text:p>rfc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</table:table-cell>
              <table:table-cell office:value-type="float" office:value="0.8574">
                <text:p>0.8574</text:p>
              </table:table-cell>
              <table:table-cell office:value-type="float" office:value="0.865">
                <text:p>0.865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742">
                <text:p>0.742</text:p>
              </table:table-cell>
              <table:table-cell office:value-type="float" office:value="0.644">
                <text:p>0.644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0.728">
                <text:p>0.728</text:p>
              </table:table-cell>
              <table:table-cell office:value-type="float" office:value="0.65">
                <text:p>0.6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0.92">
                <text:p>0.92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5654">
                <text:p>0.5654</text:p>
              </table:table-cell>
              <table:table-cell office:value-type="float" office:value="0.783">
                <text:p>0.783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74">
                <text:p>0.7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9006">
                <text:p>0.9006</text:p>
              </table:table-cell>
              <table:table-cell office:value-type="float" office:value="0.911">
                <text:p>0.911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0.6492">
                <text:p>0.6492</text:p>
              </table:table-cell>
              <table:table-cell office:value-type="float" office:value="0.654">
                <text:p>0.654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0.8884">
                <text:p>0.8884</text:p>
              </table:table-cell>
              <table:table-cell office:value-type="float" office:value="0.925">
                <text:p>0.925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.7594">
                <text:p>0.7594</text:p>
              </table:table-cell>
              <table:table-cell office:value-type="float" office:value="0.733">
                <text:p>0.733</text:p>
              </table:table-cell>
              <table:table-cell office:value-type="float" office:value="0.77">
                <text:p>0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7.001cm" xlink:href="." xlink:type="simple" chart:class="chart:bar" chart:style-name="ch1">
        <chart:title svg:x="7.774cm" svg:y="0.276cm" chart:style-name="ch2">
          <text:p>Benchmark K-fold CV</text:p>
        </chart:title>
        <chart:legend chart:legend-position="end" svg:x="16.918cm" svg:y="2.703cm" style:legend-expansion="high" chart:style-name="ch3"/>
        <chart:plot-area chart:style-name="ch4" chart:data-source-has-labels="both" svg:x="1.411cm" svg:y="1.195cm" svg:width="15.107cm" svg:height="4.685cm">
          <chartooo:coordinate-region svg:x="2.535cm" svg:y="1.394cm" svg:width="13.983cm" svg:height="3.839cm"/>
          <chart:axis chart:dimension="x" chart:name="primary-x" chart:style-name="ch5" chartooo:axis-type="auto">
            <chartooo:date-scale/>
            <chart:title svg:x="7.663cm" svg:y="6.02cm" chart:style-name="ch6">
              <text:p>k-fold benchmark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4.242cm" chart:style-name="ch8">
              <text:p>accuracy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series chart:style-name="ch12" chart:values-cell-range-address="local-table.$D$2:.$D$11" chart:label-cell-address="local-table.$D$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per_model</text:p>
              </table:table-cell>
              <table:table-cell office:value-type="string">
                <text:p>svc</text:p>
              </table:table-cell>
              <table:table-cell office:value-type="string">
                <text:p>rfc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</table:table-cell>
              <table:table-cell office:value-type="float" office:value="0.928526">
                <text:p>0.928526</text:p>
              </table:table-cell>
              <table:table-cell office:value-type="float" office:value="0.96442">
                <text:p>0.96442</text:p>
              </table:table-cell>
              <table:table-cell office:value-type="float" office:value="0.91394">
                <text:p>0.91394</text:p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736558">
                <text:p>0.736558</text:p>
              </table:table-cell>
              <table:table-cell office:value-type="float" office:value="0.77167">
                <text:p>0.77167</text:p>
              </table:table-cell>
              <table:table-cell office:value-type="float" office:value="0.6963">
                <text:p>0.6963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0.858668">
                <text:p>0.858668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0.805072">
                <text:p>0.805072</text:p>
              </table:table-cell>
              <table:table-cell office:value-type="float" office:value="0.86833">
                <text:p>0.86833</text:p>
              </table:table-cell>
              <table:table-cell office:value-type="float" office:value="0.76296">
                <text:p>0.76296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86667">
                <text:p>0.86667</text:p>
              </table:table-cell>
              <table:table-cell office:value-type="float" office:value="0.86667">
                <text:p>0.8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0.935718">
                <text:p>0.935718</text:p>
              </table:table-cell>
              <table:table-cell office:value-type="float" office:value="0.97895">
                <text:p>0.97895</text:p>
              </table:table-cell>
              <table:table-cell office:value-type="float" office:value="0.89186">
                <text:p>0.89186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0.7936">
                <text:p>0.7936</text:p>
              </table:table-cell>
              <table:table-cell office:value-type="float" office:value="0.79815">
                <text:p>0.79815</text:p>
              </table:table-cell>
              <table:table-cell office:value-type="float" office:value="0.82672">
                <text:p>0.82672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0.923742">
                <text:p>0.923742</text:p>
              </table:table-cell>
              <table:table-cell office:value-type="float" office:value="0.97082">
                <text:p>0.97082</text:p>
              </table:table-cell>
              <table:table-cell office:value-type="float" office:value="0.89595">
                <text:p>0.89595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.8604">
                <text:p>0.8604</text:p>
              </table:table-cell>
              <table:table-cell office:value-type="float" office:value="0.8792">
                <text:p>0.8792</text:p>
              </table:table-cell>
              <table:table-cell office:value-type="float" office:value="0.86463">
                <text:p>0.864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